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Arial, sans-serif"/>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16def4"/>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8pt" fo:font-weight="bold" officeooo:rsid="0018d1d3" officeooo:paragraph-rsid="0018d1d3" style:font-size-asian="18pt" style:font-weight-asian="bold" style:font-size-complex="18pt" style:font-weight-complex="bold"/>
    </style:style>
    <style:style style:name="P5" style:family="paragraph" style:parent-style-name="Standard">
      <style:text-properties officeooo:paragraph-rsid="0016def4"/>
    </style:style>
    <style:style style:name="P6" style:family="paragraph" style:parent-style-name="Standard">
      <style:text-properties fo:font-weight="bold" officeooo:paragraph-rsid="0018d1d3" style:font-weight-asian="bold" style:font-weight-complex="bold"/>
    </style:style>
    <style:style style:name="P7" style:family="paragraph" style:parent-style-name="Standard">
      <style:text-properties fo:font-weight="bold" officeooo:rsid="001aad22" officeooo:paragraph-rsid="001aad22" style:font-weight-asian="bold" style:font-weight-complex="bold"/>
    </style:style>
    <style:style style:name="P8" style:family="paragraph" style:parent-style-name="Standard">
      <style:text-properties fo:font-size="12pt" fo:font-weight="normal" officeooo:rsid="0018d1d3" officeooo:paragraph-rsid="0018d1d3" style:font-size-asian="10.5pt" style:font-weight-asian="normal" style:font-size-complex="12pt" style:font-weight-complex="normal"/>
    </style:style>
    <style:style style:name="P9" style:family="paragraph" style:parent-style-name="Standard">
      <style:text-properties fo:font-size="12pt" fo:font-weight="normal" officeooo:rsid="001c6e3c" officeooo:paragraph-rsid="001c6e3c" style:font-size-asian="10.5pt" style:font-weight-asian="normal" style:font-size-complex="12pt" style:font-weight-complex="normal"/>
    </style:style>
    <style:style style:name="P10" style:family="paragraph" style:parent-style-name="Standard" style:list-style-name="L4">
      <style:text-properties officeooo:paragraph-rsid="0018d1d3"/>
    </style:style>
    <style:style style:name="P11" style:family="paragraph" style:parent-style-name="Standard">
      <style:text-properties officeooo:paragraph-rsid="0018d1d3"/>
    </style:style>
    <style:style style:name="P12" style:family="paragraph" style:parent-style-name="Standard">
      <style:text-properties style:font-name="Liberation Serif" fo:font-size="20pt" fo:font-weight="bold" officeooo:rsid="0018f90b" officeooo:paragraph-rsid="0018f90b" style:font-size-asian="20pt" style:font-weight-asian="bold" style:font-size-complex="20pt" style:font-weight-complex="bold"/>
    </style:style>
    <style:style style:name="P13" style:family="paragraph" style:parent-style-name="Standard">
      <style:text-properties fo:font-style="italic" officeooo:rsid="0018f90b" officeooo:paragraph-rsid="0018f90b" style:font-style-asian="italic" style:font-style-complex="italic"/>
    </style:style>
    <style:style style:name="P14" style:family="paragraph" style:parent-style-name="Standard">
      <style:text-properties officeooo:rsid="001aad22" officeooo:paragraph-rsid="001aad22"/>
    </style:style>
    <style:style style:name="P15" style:family="paragraph" style:parent-style-name="Standard">
      <style:text-properties fo:font-size="20pt" fo:font-weight="bold" officeooo:rsid="001aad22" officeooo:paragraph-rsid="001aad22" style:font-size-asian="20pt" style:font-weight-asian="bold" style:font-size-complex="20pt" style:font-weight-complex="bold"/>
    </style:style>
    <style:style style:name="P16" style:family="paragraph" style:parent-style-name="Standard">
      <style:text-properties fo:font-size="20pt" fo:font-weight="bold" officeooo:rsid="001c6e3c" officeooo:paragraph-rsid="001c6e3c" style:font-size-asian="20pt" style:font-weight-asian="bold" style:font-size-complex="20pt" style:font-weight-complex="bold"/>
    </style:style>
    <style:style style:name="P17" style:family="paragraph" style:parent-style-name="Standard">
      <style:text-properties fo:font-weight="normal" officeooo:rsid="001aad22" officeooo:paragraph-rsid="001aad22" style:font-weight-asian="normal" style:font-weight-complex="normal"/>
    </style:style>
    <style:style style:name="P18" style:family="paragraph" style:parent-style-name="Table_20_Contents">
      <style:text-properties fo:font-size="2pt" style:font-size-asian="2pt" style:font-size-complex="2pt"/>
    </style:style>
    <style:style style:name="T1" style:family="text">
      <style:text-properties fo:font-size="12pt" fo:font-weight="normal" officeooo:rsid="0018d1d3" style:font-size-asian="10.5pt" style:font-weight-asian="normal" style:font-size-complex="12pt" style:font-weight-complex="normal"/>
    </style:style>
    <style:style style:name="T2" style:family="text">
      <style:text-properties fo:font-variant="normal" fo:text-transform="none" fo:color="#e8e6e3" loext:opacity="100%" fo:letter-spacing="normal" fo:font-style="normal"/>
    </style:style>
    <style:style style:name="T3" style:family="text">
      <style:text-properties officeooo:rsid="0018f90b"/>
    </style:style>
    <style:style style:name="T4" style:family="text">
      <style:text-properties officeooo:rsid="001e69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ules for a switch statement</text:p>
      <text:p text:style-name="P3"/>
      <text:list xml:id="list3731269086" text:style-name="L1">
        <text:list-item>
          <text:p text:style-name="P2">Only String, byte, char, short, int, (and their wrapper classes Byte, Character, Short, and Integer), and enums can be used as types of a switch variable. String is allowed since Java 7.</text:p>
        </text:list-item>
        <text:list-item>
          <text:p text:style-name="P2">The case constants must be assignable to the switch variable. For example, if your switch variable is of class String, your case labels must use Strings as well.</text:p>
        </text:list-item>
        <text:list-item>
          <text:p text:style-name="P2">The switch variable must be big enough to hold all the case constants. For example, if the switch variable is of type char, then none of the case constants can be greater than 65535 because a char's range is from 0 to 65535. For example, the following will not compile because 200 cannot be assigned to the variable b, which can only hold values from -128 to 127.</text:p>
        </text:list-item>
      </text:list>
      <text:p text:style-name="Standard">byte b = 10;</text:p>
      <text:p text:style-name="Standard">switch(b){</text:p>
      <text:p text:style-name="Standard"><text:s text:c="4"/>case 100 : System.out.print(100); //OK</text:p>
      <text:p text:style-name="Standard"><text:s text:c="4"/>case 200 : <text:s/>System.out.print(200); //will not compile</text:p>
      <text:p text:style-name="Standard">}</text:p>
      <text:list xml:id="list174656598398188" text:continue-numbering="true" text:style-name="L1">
        <text:list-item>
          <text:p text:style-name="P1">All case labels should be COMPILE TIME CONSTANTS. This means, you can have literals such as 'a', 5, 10, or a final variable, the value of which is computed at compile time such as int I = 2*3; For example, the following is valid:</text:p>
        </text:list-item>
      </text:list>
      <text:p text:style-name="Standard">int x = 10;</text:p>
      <text:p text:style-name="Standard">final int I = 2*3;</text:p>
      <text:p text:style-name="Standard">switch(x){ </text:p>
      <text:p text:style-name="Standard"><text:s text:c="3"/>case I : System.out.println(x); //this is valid because I is a compile time constant</text:p>
      <text:p text:style-name="Standard">}</text:p>
      <text:list xml:id="list174656311985640" text:continue-numbering="true" text:style-name="L1">
        <text:list-item>
          <text:p text:style-name="P2">No two of the case constant expressions associated with a switch statement may have the same value.</text:p>
        </text:list-item>
        <text:list-item>
          <text:p text:style-name="P2">The default label is optional and at most one default label may be associated with the same switch statement.</text:p>
        </text:list-item>
      </text:list>
      <text:p text:style-name="P5"/>
      <text:p text:style-name="Text_20_body"/>
      <text:p text:style-name="Text_20_body"><text:span text:style-name="T4">Question: Which of these combinations of switch expression types and case label value types are legal within a switch statement?</text:span><text:line-break/><text:span text:style-name="T4">Answer: </text:span>switch expression of type int and case label value of type char.</text:p>
      <text:p text:style-name="P5"/>
      <text:p text:style-name="P4">Try-catch rule</text:p>
      <text:p text:style-name="P4"/>
      <text:p text:style-name="P8">A try without resources must have either a catch or a finally. It may have both as well.</text:p>
      <text:p text:style-name="P8">Thus, the following constructs are valid:</text:p>
      <text:p text:style-name="P8"/>
      <text:p text:style-name="P8">1.</text:p>
      <text:p text:style-name="P8">try{</text:p>
      <text:p text:style-name="P8">}</text:p>
      <text:p text:style-name="P8">catch(Exception e){ <text:s/>} <text:s text:c="9"/>// no finally</text:p>
      <text:p text:style-name="P8"/>
      <text:p text:style-name="P8">2.</text:p>
      <text:p text:style-name="P8">try{</text:p>
      <text:p text:style-name="P8"><text:soft-page-break/>}</text:p>
      <text:p text:style-name="P8">finally{ <text:s/>} <text:s text:c="9"/>// no catch</text:p>
      <text:p text:style-name="P8"/>
      <text:p text:style-name="P8">3.</text:p>
      <text:p text:style-name="P8">try{</text:p>
      <text:p text:style-name="P8">}</text:p>
      <text:p text:style-name="P8">catch(Exception e){ <text:s/>}</text:p>
      <text:p text:style-name="P8">finally{ <text:s/>}</text:p>
      <text:p text:style-name="P8"/>
      <text:p text:style-name="P8">4. A catch can catch multiple exceptions:</text:p>
      <text:p text:style-name="P8">try{</text:p>
      <text:p text:style-name="P8">}</text:p>
      <text:p text:style-name="P8">catch(Exception1|Exception2|Exception3 e){ <text:s/>}</text:p>
      <text:p text:style-name="P8"/>
      <text:p text:style-name="P8">Note: try with resources (which is not on this exam) may omit catch as well as finally blocks.</text:p>
      <text:p text:style-name="P8"/>
      <text:p text:style-name="P8"/>
      <text:p text:style-name="P4">Java Primitive Data Types</text:p>
      <text:list xml:id="list2755517561" text:style-name="L4">
        <text:list-item>
          <text:p text:style-name="P10"><text:span text:style-name="T1">boolean, </text:span></text:p>
        </text:list-item>
        <text:list-item>
          <text:p text:style-name="P10"><text:span text:style-name="T1">byte, </text:span></text:p>
        </text:list-item>
        <text:list-item>
          <text:p text:style-name="P10"><text:span text:style-name="T1">short, </text:span></text:p>
        </text:list-item>
        <text:list-item>
          <text:p text:style-name="P10"><text:span text:style-name="T1">char, </text:span></text:p>
        </text:list-item>
        <text:list-item>
          <text:p text:style-name="P10"><text:span text:style-name="T1">int, </text:span></text:p>
        </text:list-item>
        <text:list-item>
          <text:p text:style-name="P10"><text:span text:style-name="T1">long, </text:span></text:p>
        </text:list-item>
        <text:list-item>
          <text:p text:style-name="P10"><text:span text:style-name="T1">float </text:span></text:p>
        </text:list-item>
        <text:list-item>
          <text:p text:style-name="P10"><text:span text:style-name="T1">double.</text:span></text:p>
        </text:list-item>
      </text:list>
      <text:p text:style-name="P11"><text:span text:style-name="T1"/></text:p>
      <text:p text:style-name="P11"><text:span text:style-name="T1"/></text:p>
      <text:p text:style-name="P12">O<text:span text:style-name="T2">rder of restrictiveness for access modifiers</text:span></text:p>
      <text:p text:style-name="P11"/>
      <text:p text:style-name="P6">public &lt; protected &lt; package (i.e. no modifier) &lt; privat<text:span text:style-name="T3">e</text:span></text:p>
      <text:p text:style-name="P11"/>
      <text:p text:style-name="P13">Note: protected is less restrictive than package.</text:p>
      <text:p text:style-name="P11"/>
      <text:p text:style-name="P11">Members with default accessibility are only accessible within the class itself and from classes in the same package.</text:p>
      <text:p text:style-name="P11">Protected members are in addition accessible from subclasses. Members with private accessibility are only accessible</text:p>
      <text:p text:style-name="P11">within the class itself.</text:p>
      <text:p text:style-name="P11"/>
      <text:p text:style-name="P11"/>
      <text:p text:style-name="P15">Exception on try-finally rule</text:p>
      <text:p text:style-name="P14"/>
      <text:p text:style-name="P14">What will the following program print when run?</text:p>
      <text:p text:style-name="P14"/>
      <text:p text:style-name="P14">public class TestClass{</text:p>
      <text:p text:style-name="P14"><text:s text:c="2"/>public static void main(String[] args){</text:p>
      <text:p text:style-name="P14"><text:soft-page-break/><text:s text:c="5"/>try{</text:p>
      <text:p text:style-name="P14"><text:s text:c="8"/>System.exit(0);</text:p>
      <text:p text:style-name="P14"><text:s text:c="5"/>}</text:p>
      <text:p text:style-name="P14"><text:s text:c="5"/>finally{</text:p>
      <text:p text:style-name="P14"><text:s text:c="9"/>System.out.println("finally is always executed!");</text:p>
      <text:p text:style-name="P14"><text:s text:c="5"/>}</text:p>
      <text:p text:style-name="P14"><text:s text:c="2"/>}</text:p>
      <text:p text:style-name="P14">}</text:p>
      <text:p text:style-name="P14"/>
      <text:p text:style-name="P7">Response: It will not print anything</text:p>
      <text:p text:style-name="P7"/>
      <text:p text:style-name="P17">finally is always executed (even if you throw an exception in try or catch) but this is the exception to the rule.</text:p>
      <text:p text:style-name="P7">When you call System.exit(...); The JVM exits so there is no way to execute the finally block.</text:p>
      <text:p text:style-name="P7"/>
      <text:p text:style-name="P16">Functional Interface</text:p>
      <text:p text:style-name="P9"/>
      <text:p text:style-name="P9">A functional interface is an interface that contains exactly one abstract method. It may contain zero or more default methods and/or static methods. Because a functional interface contains exactly one abstract method, you can omit the name of that method when you implement it using a lambda expression. For example, consider the following interface -</text:p>
      <text:p text:style-name="P9">interface Predicate&lt;T&gt; {</text:p>
      <text:p text:style-name="P9"><text:s text:c="4"/>boolean test(T t);</text:p>
      <text:p text:style-name="P9">}</text:p>
      <text:p text:style-name="P9"/>
      <text:p text:style-name="P9">The purpose of this interface is to provide a method that operates on an object of class T and return a boolean.</text:p>
      <text:p text:style-name="P9"/>
      <text:p text:style-name="P9">You could have a method that takes an instance of class that implements this interface defined like this -</text:p>
      <text:p text:style-name="P9">public void printImportantData(ArrayList&lt;Data&gt; dataList, Predicate&lt;Data&gt; p){</text:p>
      <text:p text:style-name="P9"><text:s text:c="3"/>for(Data d: dataList){</text:p>
      <text:p text:style-name="P9"><text:s text:c="6"/>if(p.test(d)) System.out.println(d);</text:p>
      <text:p text:style-name="P9"><text:s text:c="3"/>}</text:p>
      <text:p text:style-name="P9">}</text:p>
      <text:p text:style-name="P9"/>
      <text:p text:style-name="P9">where Data class could be as simple as public class Data{ public int value; }</text:p>
      <text:p text:style-name="P9"/>
      <text:p text:style-name="P9">Now, you can call the above method as follows:</text:p>
      <text:p text:style-name="P9"/>
      <text:p text:style-name="P9"><text:s text:c="8"/>printImportantData(al, (Data d)-&gt;{ return d.value&gt;1; } );</text:p>
      <text:p text:style-name="P9">Notice the lack of method name here. This is possible because the interface has only one abstract method so the compiler can figure out the name. This can be shortened to:</text:p>
      <text:p text:style-name="P9"/>
      <text:p text:style-name="P9"><text:s text:c="8"/>printImportantData(al, (Data d)-&gt;d.value&gt;1); <text:s/></text:p>
      <text:p text:style-name="P9">Notice the lack of curly brackets, the return keyword, and the semicolon. This is possible because the method returns a boolean and the expression d.value&gt;1 also returns a boolean. The compiler is <text:soft-page-break/>therefore able to figure out that the value of this expression is to be returned from the method. This can be shortened even more to:</text:p>
      <text:p text:style-name="P9"/>
      <text:p text:style-name="P9"><text:s text:c="8"/>printImportantData(al, d-&gt;d.value&gt;1);</text:p>
      <text:p text:style-name="P9">Notice that there is no declaration of d! The compiler can figure out all information it needs because the interface has only one abstract method and that method has only one parameter. So you don't need to write all those things in your code.</text:p>
      <text:p text:style-name="P9"><text:s text:c="8"/></text:p>
      <text:p text:style-name="P9"/>
      <text:p text:style-name="P9">Compare the above approach to the old style using an inner class that does the same thing -</text:p>
      <text:p text:style-name="P9"/>
      <text:p text:style-name="P9"><text:s text:c="7"/>printImportantData(al, <text:s/>new Predicate&lt;Data&gt;(){</text:p>
      <text:p text:style-name="P9"><text:s text:c="28"/>public boolean test(Data d){</text:p>
      <text:p text:style-name="P9"><text:s text:c="33"/>return d.value&gt;1;</text:p>
      <text:p text:style-name="P9"><text:s text:c="29"/>} <text:s text:c="2"/>} <text:s text:c="2"/>);</text:p>
      <text:p text:style-name="P9"/>
      <text:p text:style-name="P9">The Predicate interface described above can be used anywhere there is a need to "do something with an object and return a boolean" and is actually provided by the standard java library in java.util.function package. This package provides a few other useful functional interfaces.</text:p>
      <text:p text:style-name="P9"/>
      <text:p text:style-name="P9">Predicate&lt;T&gt; <text:s text:c="3"/>Represents a predicate (boolean-valued function) of one argument of type T.</text:p>
      <text:p text:style-name="P9">Consumer&lt;T&gt; Represents an operation that accepts a single input argument of type T and returns no result.</text:p>
      <text:p text:style-name="P9">Function&lt;T,R&gt; Represents a function that accepts one argument of type T and produces a result of type R</text:p>
      <text:p text:style-name="P9">Supplier&lt;T&gt; Represents a supplier of results of type T.</text:p>
      <text:p text:style-name="P9"/>
      <text:p text:style-name="P9">For the exam, you only need to be aware of Predicate.</text:p>
      <text:p text:style-name="P9"/>
      <text:p text:style-name="P9">Please see http://docs.oracle.com/javase/tutorial/java/javaOO/lambdaexpressions.html for learning Lambda expressions in Java.</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Arial, sans-serif"/>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3T17:17:39.401827587</meta:creation-date>
    <dc:date>2022-05-13T17:46:16.385896175</dc:date>
    <meta:editing-duration>PT28M37S</meta:editing-duration>
    <meta:editing-cycles>8</meta:editing-cycles>
    <meta:generator>LibreOffice/7.3.3.2$Linux_X86_64 LibreOffice_project/30$Build-2</meta:generator>
    <meta:document-statistic meta:table-count="0" meta:image-count="0" meta:object-count="0" meta:page-count="4" meta:paragraph-count="102" meta:word-count="968" meta:character-count="6024" meta:non-whitespace-character-count="4932"/>
  </office:meta>
</office:document-meta>
</file>